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style:font-name="Roboto" fo:font-size="13.5pt" style:font-name-asian="Roboto1" style:font-size-asian="13.5pt" style:font-name-complex="Roboto1" style:font-size-complex="13.5pt" fo:background-color="#ffffff"/>
    </style:style>
    <style:style style:name="P2" style:family="paragraph" style:parent-style-name="Standard">
      <style:paragraph-properties fo:text-align="center" style:justify-single-word="false"/>
      <style:text-properties style:font-name="Roboto" fo:font-size="13.5pt" style:font-name-asian="Roboto1" style:font-size-asian="13.5pt" style:font-name-complex="Roboto1" style:font-size-complex="13.5pt" fo:background-color="#ffffff"/>
    </style:style>
    <style:style style:name="P3" style:family="paragraph" style:parent-style-name="Standard">
      <style:text-properties style:font-name="Roboto" fo:font-size="15.5pt" style:font-name-asian="Roboto1" style:font-size-asian="15.5pt" style:font-name-complex="Roboto1" style:font-size-complex="15.5pt" fo:background-color="#ffffff"/>
    </style:style>
    <style:style style:name="P4" style:family="paragraph" style:parent-style-name="Standard">
      <style:text-properties style:font-name="Roboto" fo:font-size="12.5pt" style:font-name-asian="Roboto1" style:font-size-asian="12.5pt" style:font-name-complex="Roboto1" style:font-size-complex="12.5pt" fo:background-color="#ffffff"/>
    </style:style>
    <style:style style:name="P5" style:family="paragraph" style:parent-style-name="Standard">
      <style:text-properties style:font-name="Roboto" fo:font-size="10.5pt" style:font-name-asian="Roboto1" style:font-size-asian="10.5pt" style:font-name-complex="Roboto1" style:font-size-complex="10.5pt" fo:background-color="#ffffff"/>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master-page-name="Standard">
      <style:paragraph-properties fo:text-align="center" style:justify-single-word="false" style:page-number="1"/>
    </style:style>
    <style:style style:name="T1" style:family="text">
      <style:text-properties style:font-name="Roboto" fo:font-size="15.5pt" fo:font-weight="bold" style:font-name-asian="Roboto1" style:font-size-asian="15.5pt" style:font-weight-asian="bold" style:font-name-complex="Roboto1" style:font-size-complex="15.5pt" fo:background-color="#ffffff"/>
    </style:style>
    <style:style style:name="T2" style:family="text">
      <style:text-properties style:font-name="Roboto" fo:font-size="13.5pt" fo:font-weight="bold" style:font-name-asian="Roboto1" style:font-size-asian="13.5pt" style:font-weight-asian="bold" style:font-name-complex="Roboto1" style:font-size-complex="13.5pt" fo:background-color="#ffffff"/>
    </style:style>
    <style:style style:name="T3" style:family="text">
      <style:text-properties style:font-name="Roboto" fo:font-size="13.5pt" style:font-name-asian="Roboto1" style:font-size-asian="13.5pt" style:font-name-complex="Roboto1" style:font-size-complex="13.5pt" fo:background-color="#ffffff"/>
    </style:style>
    <style:style style:name="T4" style:family="text">
      <style:text-properties style:font-name="Roboto" fo:font-size="13.5pt" fo:font-style="italic" fo:font-weight="bold" style:font-name-asian="Roboto1" style:font-size-asian="13.5pt" style:font-style-asian="italic" style:font-weight-asian="bold" style:font-name-complex="Roboto1" style:font-size-complex="13.5pt" fo:background-color="#ffffff"/>
    </style:style>
    <style:style style:name="T5" style:family="text">
      <style:text-properties style:font-name="Roboto" fo:font-size="13.5pt" style:text-underline-style="none" style:font-name-asian="Roboto1" style:font-size-asian="13.5pt" style:font-name-complex="Roboto1" style:font-size-complex="13.5pt" fo:background-color="#ffffff"/>
    </style:style>
    <style:style style:name="T6" style:family="text">
      <style:text-properties style:font-name="Roboto" fo:font-size="12.5pt" style:font-name-asian="Roboto1" style:font-size-asian="12.5pt" style:font-name-complex="Roboto1" style:font-size-complex="12.5pt" fo:background-color="#ffffff"/>
    </style:style>
    <style:style style:name="T7" style:family="text">
      <style:text-properties fo:font-size="14pt" fo:font-weight="bold" style:font-size-asian="14pt" style:font-weight-asian="bold" style:font-size-complex="14pt"/>
    </style:style>
    <style:style style:name="T8" style:family="text">
      <style:text-properties fo:font-size="12pt" style:font-size-asian="12pt" style:font-size-complex="12pt"/>
    </style:style>
    <style:style style:name="T9" style:family="text">
      <style:text-properties fo:color="#1155cc"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Javascript - Day -2 : Request &amp; Response cycle</text:span></text:p>
      <text:p text:style-name="P2"/>
      <text:p text:style-name="Standard"><text:span text:style-name="T2">1)Five Differences Between Node JS and Browser JS</text:span></text:p>
      <text:p text:style-name="P1"/>
      <table:table table:name="Table1" table:style-name="Table1">
        <table:table-column table:style-name="Table1.A"/>
        <table:table-column table:style-name="Table1.B"/>
        <table:table-row table:style-name="Table1.1">
          <table:table-cell table:style-name="Table1.A1" office:value-type="string">
            <text:p text:style-name="P6"><text:span text:style-name="T2">Browser JS</text:span></text:p>
          </table:table-cell>
          <table:table-cell table:style-name="Table1.A1" office:value-type="string">
            <text:p text:style-name="P6"><text:span text:style-name="T2">Node JS</text:span></text:p>
          </table:table-cell>
        </table:table-row>
        <table:table-row table:style-name="Table1.1">
          <table:table-cell table:style-name="Table1.A1" office:value-type="string">
            <text:p text:style-name="P7"><text:span text:style-name="T3">We cannot access File System</text:span></text:p>
          </table:table-cell>
          <table:table-cell table:style-name="Table1.A1" office:value-type="string">
            <text:p text:style-name="P7"><text:span text:style-name="T3">Flexibility to access File System</text:span></text:p>
          </table:table-cell>
        </table:table-row>
        <table:table-row table:style-name="Table1.1">
          <table:table-cell table:style-name="Table1.A1" office:value-type="string">
            <text:p text:style-name="P7"><text:span text:style-name="T3">Document,windows and other objects are present in Browser JS</text:span></text:p>
          </table:table-cell>
          <table:table-cell table:style-name="Table1.A1" office:value-type="string">
            <text:p text:style-name="P7"><text:span text:style-name="T3">We don’t have Document and Windows objects in Node JS</text:span></text:p>
          </table:table-cell>
        </table:table-row>
        <table:table-row table:style-name="Table1.1">
          <table:table-cell table:style-name="Table1.A1" office:value-type="string">
            <text:p text:style-name="P7"><text:span text:style-name="T3">Browser JS do not upgrade quickly,so there is no flexibility to use latest release ECMAScript</text:span></text:p>
          </table:table-cell>
          <table:table-cell table:style-name="Table1.A1" office:value-type="string">
            <text:p text:style-name="P7"><text:span text:style-name="T3">Flexibility to use latest version ECMAScript.</text:span></text:p>
          </table:table-cell>
        </table:table-row>
        <table:table-row table:style-name="Table1.1">
          <table:table-cell table:style-name="Table1.A1" office:value-type="string">
            <text:p text:style-name="P7"><text:span text:style-name="T3">Uses ES modules standard</text:span></text:p>
          </table:table-cell>
          <table:table-cell table:style-name="Table1.A1" office:value-type="string">
            <text:p text:style-name="P7"><text:span text:style-name="T3">Uses CommonJS</text:span></text:p>
          </table:table-cell>
        </table:table-row>
        <table:table-row table:style-name="Table1.1">
          <table:table-cell table:style-name="Table1.A1" office:value-type="string">
            <text:p text:style-name="P7"><text:span text:style-name="T3">JS runs on JavaScript Engine in Browser</text:span></text:p>
          </table:table-cell>
          <table:table-cell table:style-name="Table1.A1" office:value-type="string">
            <text:p text:style-name="P7"><text:span text:style-name="T3">Node JS is an Environment to run JavaScript on OS</text:span></text:p>
          </table:table-cell>
        </table:table-row>
      </table:table>
      <text:p text:style-name="P1"/>
      <text:p text:style-name="Standard"><text:span text:style-name="T2">2)</text:span><text:span text:style-name="T7">watch &amp; summary 5 points -</text:span><text:a xlink:type="simple" xlink:href="https://www.youtube.com/watch?v=SmE4OwHztCc&amp;ab_channel=JSConf" text:style-name="ListLabel_20_10" text:visited-style-name="ListLabel_20_10"><text:span text:style-name="T8"> </text:span></text:a><text:a xlink:type="simple" xlink:href="https://www.youtube.com/watch?v=SmE4OwHztCc&amp;ab_channel=JSConf" text:style-name="ListLabel_20_11" text:visited-style-name="ListLabel_20_11"><text:span text:style-name="T9">https://www.youtube.com/watch?v=SmE4OwHztCc&amp;ab_channel=JSConf</text:span></text:a></text:p>
      <text:p text:style-name="P3"/>
      <text:p text:style-name="Standard"><text:span text:style-name="T6">1. The browser actually renders a website by the parsing of the HTML and CSS, by the javascript then they will render a tree after that do the layout and painting.</text:span></text:p>
      <text:p text:style-name="P4"/>
      <text:p text:style-name="Standard"><text:span text:style-name="T6">2. Parsing is nothing but analyzing and converting a program into an format that a runtime environment actually run, for example javascript engine inside browsers.</text:span></text:p>
      <text:p text:style-name="P4"/>
      <text:p text:style-name="Standard"><text:span text:style-name="T6">3. The browser parses HTML into a DOM tree. HTML parsing involves tokenization and tree construction. HTML tokens include start and end tags, as well as attribute names and values. If the document is well-formed, parsing it is straightforward and faster. The parser parses tokenized input into the document, building up the document tree.</text:span></text:p>
      <text:p text:style-name="P4"/>
      <text:p text:style-name="Standard"><text:span text:style-name="T6">4. The parse tree will be having html, head, body, paragraph, text, division, spam, test similarly applying to DOM tree elements.</text:span></text:p>
      <text:p text:style-name="P4"/>
      <text:p text:style-name="Standard"><text:span text:style-name="T6">5. When the HTML parser finds non-blocking resources, such as an image, the browser will request those resources and continue parsing. Parsing can continue when a CSS file is encountered, but &lt;script&gt; tag particularly those without an async or defer attribute blocks rendering, and pauses parsing of HTML.</text:span></text:p>
      <text:p text:style-name="P4"/>
      <text:p text:style-name="Standard"><text:span text:style-name="T6">6. When the browser encounters CSS styles, it parses the text into the CSS Object Model i.e CSSOM a data structure i.e it is having selectors and declarations it then uses for styling layouts and paintings.</text:span></text:p>
      <text:p text:style-name="P4"/>
      <text:p text:style-name="Standard"><text:soft-page-break/><text:span text:style-name="T6">7. The DOM and CSSOM compiles the two objects models, style resolution and this is the actual representation of what will show on screen and it is not 1-to-1 mapping of our HTML.</text:span></text:p>
      <text:p text:style-name="P4"/>
      <text:p text:style-name="Standard"><text:span text:style-name="T6">8. The render tree is not having the non visual elements like head, script, title .etc.., and nodes are hidden via display none.</text:span></text:p>
      <text:p text:style-name="P4"/>
      <text:p text:style-name="Standard"><text:span text:style-name="T6">9. The browser creates the layout of each individual render tree node and the layout consists of size of each node in pixels and where it will be printed in the screen. So the process we can calles as recursive process or reflow process.</text:span></text:p>
      <text:p text:style-name="P4"/>
      <text:p text:style-name="Standard"><text:span text:style-name="T6">10. We are having list of geometries that need to be printed in the screen. So the elements in the render tree can overlap each other and they can have CSS properties that make them frequently change the look, position, or geometry (such as animations) the browser creates a layer for it.</text:span></text:p>
      <text:p text:style-name="P4"/>
      <text:p text:style-name="Standard"><text:span text:style-name="T6">11. Creating layers helps the browser efficiently perform painting operations throughout the lifecycle of a web page such as while scrolling or resizing the browser window. Having layers also help the browser correctly draw elements in the stacking order (along the z-axis) as they were intended by the developer. </text:span></text:p>
      <text:p text:style-name="P5"/>
      <text:p text:style-name="Standard"><text:span text:style-name="T2">4) Please check the script file for the code</text:span></text:p>
      <text:p text:style-name="P1"/>
      <text:p text:style-name="Standard"><text:span text:style-name="T3">Observed points after executing the code</text:span></text:p>
      <text:p text:style-name="P1"/>
      <text:list xml:id="list2744163229" text:style-name="WWNum1">
        <text:list-item>
          <text:p text:style-name="P8"><text:span text:style-name="T3">In JavaScript, integer number, float number and NaN(Not a Number) are considered as one data type i.e., </text:span><text:span text:style-name="T4">number</text:span></text:p>
        </text:list-item>
        <text:list-item>
          <text:p text:style-name="P8"><text:span text:style-name="T3">Anything between single or double quotes are considered as data type </text:span><text:span text:style-name="T4">string</text:span></text:p>
        </text:list-item>
        <text:list-item>
          <text:p text:style-name="P8"><text:span text:style-name="T3">True and false are considered as </text:span><text:span text:style-name="T4">boolean </text:span><text:span text:style-name="T3">data type</text:span></text:p>
        </text:list-item>
        <text:list-item>
          <text:p text:style-name="P8"><text:span text:style-name="T3">Undefined variable are of type </text:span><text:span text:style-name="T4">undefined</text:span></text:p>
        </text:list-item>
        <text:list-item>
          <text:p text:style-name="P8"><text:span text:style-name="T3">Remaining all are considered as type </text:span><text:span text:style-name="T4">Objects</text:span></text:p>
        </text:list-item>
      </text:list>
      <text:p text:style-name="P9"><text:span text:style-name="T3">Examples for object data type are [ ]., { } , null etc.,</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fo:font-size="13.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fo:font-size="12pt" style:text-underline-style="solid" style:text-underline-width="auto" style:text-underline-color="font-color"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2" meta:paragraph-count="34" meta:word-count="602" meta:character-count="3552" meta:non-whitespace-character-count="2988"/>
    <meta:generator>LibreOfficeDev/6.0.5.2$Linux_X86_64 LibreOffice_project/</meta:generator>
  </office:meta>
</office:document-meta>
</file>